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cd11" officeooo:paragraph-rsid="0013cd11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b163c" officeooo:paragraph-rsid="001b163c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dd69a" officeooo:paragraph-rsid="001dd69a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24b827" officeooo:paragraph-rsid="0024b827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295044" officeooo:paragraph-rsid="00295044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40c3d1" officeooo:paragraph-rsid="002cffe4"/>
    </style:style>
    <style:style style:name="P7" style:family="paragraph" style:parent-style-name="Standard" style:list-style-name="L1">
      <style:paragraph-properties fo:text-align="center" style:justify-single-word="false"/>
      <style:text-properties officeooo:rsid="0026918a" officeooo:paragraph-rsid="002cffe4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976b6" officeooo:paragraph-rsid="002cffe4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cbc7f" officeooo:paragraph-rsid="002cffe4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f3678" officeooo:paragraph-rsid="002cffe4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30f904" officeooo:paragraph-rsid="002cffe4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31f2dd" officeooo:paragraph-rsid="002cffe4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338610" officeooo:paragraph-rsid="002cffe4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37519e" officeooo:paragraph-rsid="002cffe4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3a9c62" officeooo:paragraph-rsid="002cffe4"/>
    </style:style>
    <style:style style:name="P16" style:family="paragraph" style:parent-style-name="Standard" style:list-style-name="L1">
      <style:paragraph-properties fo:text-align="center" style:justify-single-word="false"/>
      <style:text-properties officeooo:rsid="003dd16d" officeooo:paragraph-rsid="002cffe4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f3bf9" officeooo:paragraph-rsid="002f3bf9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30c07f" officeooo:paragraph-rsid="0030c07f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337250" officeooo:paragraph-rsid="00337250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352a76" officeooo:paragraph-rsid="00352a76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360270" officeooo:paragraph-rsid="00360270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371825" officeooo:paragraph-rsid="00371825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3ba345" officeooo:paragraph-rsid="003ba345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3e23e5" officeooo:paragraph-rsid="003e23e5"/>
    </style:style>
    <style:style style:name="T1" style:family="text">
      <style:text-properties officeooo:rsid="00161689"/>
    </style:style>
    <style:style style:name="T2" style:family="text">
      <style:text-properties officeooo:rsid="001b2f58"/>
    </style:style>
    <style:style style:name="T3" style:family="text">
      <style:text-properties officeooo:rsid="001e1356"/>
    </style:style>
    <style:style style:name="T4" style:family="text">
      <style:text-properties officeooo:rsid="0026a2be"/>
    </style:style>
    <style:style style:name="T5" style:family="text">
      <style:text-properties officeooo:rsid="0043abc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a2dfc" style:font-weight-asian="bold" style:font-weight-complex="bold"/>
    </style:style>
    <style:style style:name="T8" style:family="text">
      <style:text-properties officeooo:rsid="0037a517"/>
    </style:style>
    <style:style style:name="T9" style:family="text">
      <style:text-properties officeooo:rsid="0038c553"/>
    </style:style>
    <style:style style:name="T10" style:family="text">
      <style:text-properties officeooo:rsid="003f5985"/>
    </style:style>
    <style:style style:name="T11" style:family="text">
      <style:text-properties officeooo:rsid="004218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l Biology II – Lecture #<text:span text:style-name="T1">8</text:span></text:p>
      <text:p text:style-name="P1"/>
      <text:list xml:id="list2461244370" text:style-name="L1">
        <text:list-item>
          <text:p text:style-name="P2">One well-studied component of human weight control is the hormone leptin </text:p>
          <text:list>
            <text:list-item>
              <text:p text:style-name="P2">which is produced by adipose cells </text:p>
            </text:list-item>
            <text:list-item>
              <text:p text:style-name="P2"><text:span text:style-name="T2">suppresses</text:span> appetite </text:p>
            </text:list-item>
          </text:list>
        </text:list-item>
        <text:list-item>
          <text:p text:style-name="P2">Ob<text:span text:style-name="T2">ese</text:span> children who have an inherited mutant form of the leptin gene </text:p>
          <text:list>
            <text:list-item>
              <text:p text:style-name="P2">But if treated with leptin they will exhibit weight loss </text:p>
            </text:list-item>
          </text:list>
        </text:list-item>
        <text:list-item>
          <text:p text:style-name="P2">However, high levels in otherwise healthy people do not suppress appetite </text:p>
        </text:list-item>
        <text:list-item>
          <text:p text:style-name="P3">The human health problem of obesity may reflect our evolutionary past </text:p>
          <text:list>
            <text:list-item>
              <text:p text:style-name="P3">Though fat hoarding can be a health liability today, it may actually have been an advantage in our evolutionary past </text:p>
            </text:list-item>
            <text:list-item>
              <text:p text:style-name="P3">I<text:span text:style-name="T3">n</text:span> a feast-and-famine existence, natural selection may have favored those individuals with a physiology that induced them to gorge on fatty foods on those rare occasions when such treats were available </text:p>
            </text:list-item>
          </text:list>
        </text:list-item>
        <text:list-item>
          <text:p text:style-name="P4">2009 – Harvard School of Public Health</text:p>
          <text:list>
            <text:list-item>
              <text:p text:style-name="P4">811 overweight adults to one of four diets</text:p>
            </text:list-item>
            <text:list-item>
              <text:p text:style-name="P4">All of the diet plans aver<text:span text:style-name="T4">a</text:span>ged the same number of total calories per day </text:p>
            </text:list-item>
            <text:list-item>
              <text:p text:style-name="P4">But where those calories came from varied among the four <text:span text:style-name="T4">groups</text:span> </text:p>
            </text:list-item>
            <text:list-item>
              <text:p text:style-name="P4">After two years, the total weight lost was recorded and comparisons between the diets were made</text:p>
            </text:list-item>
            <text:list-item>
              <text:p text:style-name="P5">Members of every group lost a moderate amount of weight over the 2-year trial </text:p>
            </text:list-item>
            <text:list-item>
              <text:p text:style-name="P5">Second, every group lost a similar amount of weight </text:p>
            </text:list-item>
            <text:list-item>
              <text:p text:style-name="P5">Data suggests that cutting calories is what results in weight loss, not cutting carbs </text:p>
            </text:list-item>
          </text:list>
          <text:p text:style-name="P7">Skeletal System </text:p>
        </text:list-item>
        <text:list-item>
          <text:p text:style-name="P8">What is locomotion?</text:p>
          <text:list>
            <text:list-item>
              <text:p text:style-name="P8">Animal movement is very diverse but relies on the same cellular mechanisms, moving protein strands against one another using energy </text:p>
            </text:list-item>
            <text:list-item>
              <text:p text:style-name="P8"><text:span text:style-name="T6">Loc</text:span><text:span text:style-name="T7">o</text:span><text:span text:style-name="T6">motion</text:span> = active travel from place to place </text:p>
              <text:list>
                <text:list-item>
                  <text:p text:style-name="P8">Require energy to overcome friction and gravity </text:p>
                  <text:list>
                    <text:list-item>
                      <text:p text:style-name="P9">An animal swimming is supported by water but slowed by friction </text:p>
                    </text:list-item>
                    <text:list-item>
                      <text:p text:style-name="P10">An animal walking hooping or running involves less overall friction between the air and the animal but must resist gravity and requires good balance </text:p>
                    </text:list-item>
                    <text:list-item>
                      <text:p text:style-name="P11">An animal flying uses its wings as airfoils to generate lift </text:p>
                    </text:list-item>
                    <text:list-item>
                      <text:p text:style-name="P12">An animal burrowing or crawling must overcome great friction between the animal and the ground, is more stable with respect to gravity, and may move by side-to-side undulations (such as snakes) or may move by a form of peristalsis (such as worms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">Animal movement results from a collaboration between muscles and a skeletal system to overcome friction and gravity </text:p>
        </text:list-item>
        <text:list-item>
          <text:p text:style-name="P13">Skeletons provide body support, movement by working with muscles, and protection of internal organs </text:p>
        </text:list-item>
        <text:list-item>
          <text:p text:style-name="P13">3 main types of animal skeletons are hydrostatic skeletons, exoskeletons, and endoskeletons </text:p>
        </text:list-item>
        <text:list-item>
          <text:p text:style-name="P14">Types of skeletons: hydrostatic </text:p>
          <text:list>
            <text:list-item>
              <text:p text:style-name="P14">Consist of fluid held under pressure in a closed body compartment </text:p>
            </text:list-item>
            <text:list-item>
              <text:p text:style-name="P14">Found in worms and cnidarins </text:p>
            </text:list-item>
            <text:list-item>
              <text:p text:style-name="P14">Protect other body parts by cushioning them from shocks </text:p>
            </text:list-item>
            <text:list-item>
              <text:p text:style-name="P14">Give the body shape</text:p>
            </text:list-item>
            <text:list-item>
              <text:p text:style-name="P14">Provide support for muscle action </text:p>
            </text:list-item>
          </text:list>
        </text:list-item>
        <text:list-item>
          <text:p text:style-name="P15">Types of skeletons: exoskeleton and endoskeleton </text:p>
          <text:list>
            <text:list-item>
              <text:p text:style-name="P15">Exoskeleton </text:p>
              <text:list>
                <text:list-item>
                  <text:p text:style-name="P15"><text:soft-page-break/>Rigid external skeletons </text:p>
                </text:list-item>
                <text:list-item>
                  <text:p text:style-name="P15">Consist of chitin and protein in arthopods and calcium carbonate shells in molluscs </text:p>
                </text:list-item>
                <text:list-item>
                  <text:p text:style-name="P15">Must be shed to permit growth </text:p>
                </text:list-item>
              </text:list>
            </text:list-item>
            <text:list-item>
              <text:p text:style-name="P15">Endoskeleton </text:p>
              <text:list>
                <text:list-item>
                  <text:p text:style-name="P15">Consist of hard or leathery supporting elements situated among the soft tissues of an animal </text:p>
                </text:list-item>
                <text:list-item>
                  <text:p text:style-name="P15">May be made of cartilage or cartilage and bone (vertebrates), a framework of tough protein fibers or mineral-containing particles (sponges), or hard plates beneath their skin (echinoderms)</text:p>
                  <text:p text:style-name="P16">The Human Vertebrate Skeleton </text:p>
                </text:list-item>
              </text:list>
            </text:list-item>
          </text:list>
        </text:list-item>
        <text:list-item>
          <text:p text:style-name="P6">All vertebrates have an axial skeleton that supports the axis, or trunk, of the body</text:p>
          <text:list>
            <text:list-item>
              <text:p text:style-name="P6">Consists of a skull, vertebrae, and ribs </text:p>
            </text:list-item>
          </text:list>
        </text:list-item>
        <text:list-item>
          <text:p text:style-name="P6">Most vertebrates also have an appendicular skeleton that includes the appendages and the bones that anchor the appendages </text:p>
          <text:list>
            <text:list-item>
              <text:p text:style-name="P6">Consists of the arms, legs, shoulder girdle, and pelvic gir<text:span text:style-name="T5">dle </text:span></text:p>
            </text:list-item>
          </text:list>
        </text:list-item>
        <text:list-item>
          <text:p text:style-name="P17">Vertebrate skeletons are variations on an ancient theme </text:p>
          <text:list>
            <text:list-item>
              <text:p text:style-name="P17">Vertebrate bodies reveal variations of this basic skeletal arrangement </text:p>
            </text:list-item>
            <text:list-item>
              <text:p text:style-name="P17">Master control (homeotic) genes</text:p>
              <text:list>
                <text:list-item>
                  <text:p text:style-name="P17">Active during early development, direct the arrangement of the skeleton </text:p>
                </text:list-item>
              </text:list>
            </text:list-item>
            <text:list-item>
              <text:p text:style-name="P17">Vertebrate evolution has included changes in these master control genes </text:p>
            </text:list-item>
          </text:list>
        </text:list-item>
        <text:list-item>
          <text:p text:style-name="P18">Bones are complex living structures </text:p>
          <text:list>
            <text:list-item>
              <text:p text:style-name="P19">Fibrous connective tissue covering most of the outer surface of bones forms new bone in the event of a fracture </text:p>
            </text:list-item>
            <text:list-item>
              <text:p text:style-name="P20">Most of the skeleton begins as a cartilage model </text:p>
              <text:list>
                <text:list-item>
                  <text:p text:style-name="P20">Cartilage cells ar<text:span text:style-name="T9">e</text:span> able to divide and multiply quickly </text:p>
                  <text:list>
                    <text:list-item>
                      <text:p text:style-name="P21">Some remain to cushion joints and reduce friction from movement </text:p>
                    </text:list-item>
                  </text:list>
                </text:list-item>
                <text:list-item>
                  <text:p text:style-name="P22">Mature bone cells c<text:span text:style-name="T8">anno</text:span>t divide because they are enclosed in a solid matrix </text:p>
                </text:list-item>
              </text:list>
            </text:list-item>
          </text:list>
        </text:list-item>
        <text:list-item>
          <text:p text:style-name="P23">Bone is a living structure </text:p>
          <text:list>
            <text:list-item>
              <text:p text:style-name="P23">Bone contains living cells that secrete a surrounding material, or matrix. The matrix consists of:</text:p>
              <text:list>
                <text:list-item>
                  <text:p text:style-name="P23">Flexible fibers of the protein collagen, which keep bones flexible </text:p>
                </text:list-item>
                <text:list-item>
                  <text:p text:style-name="P23">Crystals of a mineral made of calcium and phosphate, which resists compression </text:p>
                </text:list-item>
              </text:list>
            </text:list-item>
          </text:list>
        </text:list-item>
        <text:list-item>
          <text:p text:style-name="P24">Compact (cortical) bone</text:p>
          <text:list>
            <text:list-item>
              <text:p text:style-name="P24">Relatively dense, <text:span text:style-name="T10">forms</text:span> the outer layer of all bones, except inside joint capsules, where cartilage protects the opposing surfaces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09:32:10.793513092</meta:creation-date>
    <dc:date>2018-02-13T10:43:55.846588275</dc:date>
    <meta:editing-duration>PT35M19S</meta:editing-duration>
    <meta:editing-cycles>29</meta:editing-cycles>
    <meta:generator>LibreOffice/6.0.1.1$Linux_X86_64 LibreOffice_project/00m0$Build-1</meta:generator>
    <meta:document-statistic meta:table-count="0" meta:image-count="0" meta:object-count="0" meta:page-count="2" meta:paragraph-count="66" meta:word-count="782" meta:character-count="4620" meta:non-whitespace-character-count="3913"/>
  </office:meta>
</office:document-meta>
</file>